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automatic-styles>
    <style:style style:name="P1" style:family="paragraph" style:parent-style-name="Standard">
      <style:paragraph-properties fo:text-align="center" style:justify-single-word="false"/>
      <style:text-properties officeooo:rsid="00140729" officeooo:paragraph-rsid="00140729"/>
    </style:style>
    <style:style style:name="P2" style:family="paragraph" style:parent-style-name="Standard">
      <style:paragraph-properties fo:text-align="end" style:justify-single-word="false"/>
      <style:text-properties officeooo:rsid="00140729" officeooo:paragraph-rsid="00140729"/>
    </style:style>
    <style:style style:name="P3" style:family="paragraph" style:parent-style-name="Standard">
      <style:paragraph-properties fo:text-align="start" style:justify-single-word="false"/>
      <style:text-properties officeooo:rsid="00140729" officeooo:paragraph-rsid="00140729"/>
    </style:style>
    <style:style style:name="P4" style:family="paragraph" style:parent-style-name="Standard">
      <style:paragraph-properties fo:text-align="start" style:justify-single-word="false"/>
      <style:text-properties officeooo:rsid="0015a7a0" officeooo:paragraph-rsid="0015a7a0"/>
    </style:style>
    <style:style style:name="P5" style:family="paragraph" style:parent-style-name="Standard">
      <style:paragraph-properties fo:text-align="start" style:justify-single-word="false"/>
      <style:text-properties officeooo:rsid="0015a7a0" officeooo:paragraph-rsid="00951f89"/>
    </style:style>
    <style:style style:name="P6" style:family="paragraph" style:parent-style-name="Standard">
      <style:paragraph-properties fo:text-align="start" style:justify-single-word="false"/>
      <style:text-properties officeooo:rsid="00343552" officeooo:paragraph-rsid="00343552"/>
    </style:style>
    <style:style style:name="P7" style:family="paragraph" style:parent-style-name="Standard">
      <style:paragraph-properties fo:text-align="start" style:justify-single-word="false"/>
      <style:text-properties fo:font-size="8pt" officeooo:rsid="002ad8ae" officeooo:paragraph-rsid="002ad8ae" style:font-size-asian="8pt" style:font-size-complex="8pt"/>
    </style:style>
    <style:style style:name="P8" style:family="paragraph" style:parent-style-name="Standard">
      <style:paragraph-properties fo:text-align="start" style:justify-single-word="false"/>
      <style:text-properties fo:font-size="8pt" officeooo:rsid="002ad8ae" officeooo:paragraph-rsid="005c6e03" style:font-size-asian="8pt" style:font-size-complex="8pt"/>
    </style:style>
    <style:style style:name="P9" style:family="paragraph" style:parent-style-name="Standard">
      <style:paragraph-properties fo:text-align="start" style:justify-single-word="false"/>
      <style:text-properties fo:font-size="8pt" officeooo:rsid="002ad8ae" officeooo:paragraph-rsid="00951f89" style:font-size-asian="8pt" style:font-size-complex="8pt"/>
    </style:style>
    <style:style style:name="P10" style:family="paragraph" style:parent-style-name="Standard">
      <style:paragraph-properties fo:text-align="start" style:justify-single-word="false"/>
      <style:text-properties fo:font-size="8pt" officeooo:rsid="002ad8ae" officeooo:paragraph-rsid="00aef389" style:font-size-asian="8pt" style:font-size-complex="8pt"/>
    </style:style>
    <style:style style:name="P11" style:family="paragraph" style:parent-style-name="Standard">
      <style:paragraph-properties fo:text-align="start" style:justify-single-word="false"/>
      <style:text-properties fo:font-size="8pt" officeooo:rsid="002b6b92" officeooo:paragraph-rsid="0060b0e0" style:font-size-asian="8pt" style:font-size-complex="8pt"/>
    </style:style>
    <style:style style:name="P12" style:family="paragraph" style:parent-style-name="Standard">
      <style:paragraph-properties fo:text-align="start" style:justify-single-word="false"/>
      <style:text-properties fo:font-size="8pt" officeooo:rsid="002b6b92" officeooo:paragraph-rsid="002b6b92" style:font-size-asian="8pt" style:font-size-complex="8pt"/>
    </style:style>
    <style:style style:name="P13" style:family="paragraph" style:parent-style-name="Standard">
      <style:paragraph-properties fo:text-align="start" style:justify-single-word="false"/>
      <style:text-properties fo:font-size="8pt" officeooo:rsid="00343552" officeooo:paragraph-rsid="00343552" style:font-size-asian="8pt" style:font-size-complex="8pt"/>
    </style:style>
    <style:style style:name="P14" style:family="paragraph" style:parent-style-name="Standard">
      <style:paragraph-properties fo:text-align="start" style:justify-single-word="false"/>
      <style:text-properties fo:font-size="8pt" officeooo:rsid="00343552" officeooo:paragraph-rsid="005602ec" style:font-size-asian="8pt" style:font-size-complex="8pt"/>
    </style:style>
    <style:style style:name="P15" style:family="paragraph" style:parent-style-name="Standard">
      <style:paragraph-properties fo:text-align="start" style:justify-single-word="false"/>
      <style:text-properties fo:font-size="8pt" officeooo:rsid="003483c5" officeooo:paragraph-rsid="003483c5" style:font-size-asian="8pt" style:font-size-complex="8pt"/>
    </style:style>
    <style:style style:name="P16" style:family="paragraph" style:parent-style-name="Standard">
      <style:paragraph-properties fo:text-align="start" style:justify-single-word="false"/>
      <style:text-properties fo:font-size="8pt" officeooo:rsid="00418321" officeooo:paragraph-rsid="00418321" style:font-size-asian="8pt" style:font-size-complex="8pt"/>
    </style:style>
    <style:style style:name="P17" style:family="paragraph" style:parent-style-name="Standard">
      <style:paragraph-properties fo:text-align="start" style:justify-single-word="false"/>
      <style:text-properties fo:font-size="8pt" officeooo:rsid="00643d3e" officeooo:paragraph-rsid="00643d3e" style:font-size-asian="8pt" style:font-size-complex="8pt"/>
    </style:style>
    <style:style style:name="P18" style:family="paragraph" style:parent-style-name="Standard">
      <style:paragraph-properties fo:text-align="start" style:justify-single-word="false"/>
      <style:text-properties fo:font-size="8pt" officeooo:rsid="0015a7a0" officeooo:paragraph-rsid="0015a7a0" style:font-size-asian="8pt" style:font-size-complex="8pt"/>
    </style:style>
    <style:style style:name="P19" style:family="paragraph" style:parent-style-name="Standard">
      <style:paragraph-properties fo:text-align="start" style:justify-single-word="false"/>
      <style:text-properties fo:font-size="8pt" officeooo:rsid="005602ec" officeooo:paragraph-rsid="005602ec" style:font-size-asian="8pt" style:font-size-complex="8pt"/>
    </style:style>
    <style:style style:name="P20" style:family="paragraph" style:parent-style-name="Standard">
      <style:paragraph-properties fo:text-align="start" style:justify-single-word="false"/>
      <style:text-properties fo:font-size="8pt" officeooo:rsid="006b3a79" officeooo:paragraph-rsid="0082d78b" style:font-size-asian="8pt" style:font-size-complex="8pt"/>
    </style:style>
    <style:style style:name="P21" style:family="paragraph" style:parent-style-name="Standard">
      <style:paragraph-properties fo:text-align="start" style:justify-single-word="false"/>
      <style:text-properties fo:font-size="8pt" officeooo:rsid="0082d78b" officeooo:paragraph-rsid="0082d78b" style:font-size-asian="8pt" style:font-size-complex="8pt"/>
    </style:style>
    <style:style style:name="P22" style:family="paragraph" style:parent-style-name="Standard">
      <style:paragraph-properties fo:text-align="start" style:justify-single-word="false"/>
      <style:text-properties fo:font-size="8pt" officeooo:rsid="0082d78b" officeooo:paragraph-rsid="008b6f45" style:font-size-asian="8pt" style:font-size-complex="8pt"/>
    </style:style>
    <style:style style:name="P23" style:family="paragraph" style:parent-style-name="Standard">
      <style:paragraph-properties fo:text-align="start" style:justify-single-word="false"/>
      <style:text-properties fo:font-size="8pt" officeooo:rsid="0082d78b" officeooo:paragraph-rsid="00863182" style:font-size-asian="8pt" style:font-size-complex="8pt"/>
    </style:style>
    <style:style style:name="P24" style:family="paragraph" style:parent-style-name="Standard">
      <style:paragraph-properties fo:text-align="start" style:justify-single-word="false"/>
      <style:text-properties fo:font-size="8pt" officeooo:rsid="0083f59c" officeooo:paragraph-rsid="0083f59c" style:font-size-asian="8pt" style:font-size-complex="8pt"/>
    </style:style>
    <style:style style:name="P25" style:family="paragraph" style:parent-style-name="Standard">
      <style:paragraph-properties fo:text-align="start" style:justify-single-word="false"/>
      <style:text-properties fo:font-size="8pt" officeooo:rsid="00863182" officeooo:paragraph-rsid="00863182" style:font-size-asian="8pt" style:font-size-complex="8pt"/>
    </style:style>
    <style:style style:name="P26" style:family="paragraph" style:parent-style-name="Standard">
      <style:paragraph-properties fo:text-align="start" style:justify-single-word="false"/>
      <style:text-properties fo:font-size="8pt" officeooo:rsid="009079d1" officeooo:paragraph-rsid="009079d1" style:font-size-asian="8pt" style:font-size-complex="8pt"/>
    </style:style>
    <style:style style:name="P27" style:family="paragraph" style:parent-style-name="Standard">
      <style:paragraph-properties fo:text-align="start" style:justify-single-word="false"/>
      <style:text-properties fo:font-size="8pt" officeooo:rsid="009e8097" officeooo:paragraph-rsid="009e8097" style:font-size-asian="8pt" style:font-size-complex="8pt"/>
    </style:style>
    <style:style style:name="P28" style:family="paragraph" style:parent-style-name="Standard">
      <style:paragraph-properties fo:text-align="start" style:justify-single-word="false"/>
      <style:text-properties fo:font-size="8pt" officeooo:rsid="00a2b33e" officeooo:paragraph-rsid="00a2b33e" style:font-size-asian="8pt" style:font-size-complex="8pt"/>
    </style:style>
    <style:style style:name="P29" style:family="paragraph" style:parent-style-name="Standard">
      <style:paragraph-properties fo:text-align="start" style:justify-single-word="false"/>
      <style:text-properties fo:font-size="8pt" officeooo:rsid="00b2166e" officeooo:paragraph-rsid="00b2166e" style:font-size-asian="8pt" style:font-size-complex="8pt"/>
    </style:style>
    <style:style style:name="P30" style:family="paragraph" style:parent-style-name="Standard">
      <style:paragraph-properties fo:text-align="start" style:justify-single-word="false"/>
      <style:text-properties fo:font-size="8pt" officeooo:rsid="00b35f23" officeooo:paragraph-rsid="00b35f23" style:font-size-asian="8pt" style:font-size-complex="8pt"/>
    </style:style>
    <style:style style:name="P31" style:family="paragraph" style:parent-style-name="Standard">
      <style:paragraph-properties fo:text-align="start" style:justify-single-word="false"/>
      <style:text-properties fo:font-size="8pt" officeooo:rsid="00bd9934" officeooo:paragraph-rsid="00bd9934" style:font-size-asian="8pt" style:font-size-complex="8pt"/>
    </style:style>
    <style:style style:name="P32" style:family="paragraph" style:parent-style-name="Standard">
      <style:paragraph-properties fo:text-align="start" style:justify-single-word="false"/>
      <style:text-properties fo:font-size="8pt" officeooo:rsid="00cb7180" officeooo:paragraph-rsid="00cb7180" style:font-size-asian="8pt" style:font-size-complex="8pt"/>
    </style:style>
    <style:style style:name="P33" style:family="paragraph" style:parent-style-name="Standard">
      <style:paragraph-properties fo:text-align="start" style:justify-single-word="false"/>
      <style:text-properties fo:font-size="8pt" officeooo:rsid="00cb7180" officeooo:paragraph-rsid="00cf4038" style:font-size-asian="8pt" style:font-size-complex="8pt"/>
    </style:style>
    <style:style style:name="P34" style:family="paragraph" style:parent-style-name="Standard">
      <style:paragraph-properties fo:text-align="start" style:justify-single-word="false"/>
      <style:text-properties fo:font-size="8pt" officeooo:rsid="00cb7180" officeooo:paragraph-rsid="00d578af" style:font-size-asian="8pt" style:font-size-complex="8pt"/>
    </style:style>
    <style:style style:name="P35" style:family="paragraph" style:parent-style-name="Standard">
      <style:paragraph-properties fo:text-align="start" style:justify-single-word="false"/>
      <style:text-properties officeooo:rsid="003483c5" officeooo:paragraph-rsid="003483c5"/>
    </style:style>
    <style:style style:name="P36" style:family="paragraph" style:parent-style-name="Standard">
      <style:paragraph-properties fo:text-align="start" style:justify-single-word="false"/>
      <style:text-properties officeooo:rsid="0082d78b" officeooo:paragraph-rsid="0082d78b"/>
    </style:style>
    <style:style style:name="P37" style:family="paragraph" style:parent-style-name="Standard">
      <style:paragraph-properties fo:text-align="start" style:justify-single-word="false"/>
      <style:text-properties officeooo:rsid="00cb3df5" officeooo:paragraph-rsid="00cb3df5"/>
    </style:style>
    <style:style style:name="P38" style:family="paragraph" style:parent-style-name="Standard">
      <style:paragraph-properties fo:text-align="start" style:justify-single-word="false"/>
      <style:text-properties officeooo:rsid="00cb7180" officeooo:paragraph-rsid="00cb7180"/>
    </style:style>
    <style:style style:name="P39" style:family="paragraph" style:parent-style-name="Standard">
      <style:paragraph-properties fo:text-align="start" style:justify-single-word="false"/>
      <style:text-properties fo:font-size="8pt" officeooo:rsid="00cf4038" officeooo:paragraph-rsid="00cf4038" style:font-size-asian="8pt" style:font-size-complex="8pt"/>
    </style:style>
    <style:style style:name="P40" style:family="paragraph" style:parent-style-name="Standard">
      <style:paragraph-properties fo:text-align="start" style:justify-single-word="false"/>
      <style:text-properties fo:font-size="8pt" officeooo:rsid="00cb7180" officeooo:paragraph-rsid="00cb7180" style:font-size-asian="8pt" style:font-size-complex="8pt"/>
    </style:style>
    <style:style style:name="P41" style:family="paragraph" style:parent-style-name="Standard">
      <style:paragraph-properties fo:text-align="start" style:justify-single-word="false"/>
      <style:text-properties fo:font-size="8pt" officeooo:rsid="00da40ef" officeooo:paragraph-rsid="00da40ef" style:font-size-asian="8pt" style:font-size-complex="8pt"/>
    </style:style>
    <style:style style:name="P42" style:family="paragraph" style:parent-style-name="Standard">
      <style:paragraph-properties fo:text-align="start" style:justify-single-word="false"/>
      <style:text-properties fo:font-size="8pt" officeooo:rsid="00da40ef" officeooo:paragraph-rsid="00daeabb" style:font-size-asian="8pt" style:font-size-complex="8pt"/>
    </style:style>
    <style:style style:name="P43" style:family="paragraph" style:parent-style-name="Standard">
      <style:paragraph-properties fo:text-align="start" style:justify-single-word="false"/>
      <style:text-properties fo:font-size="8pt" officeooo:rsid="00daeabb" officeooo:paragraph-rsid="00daeabb" style:font-size-asian="8pt" style:font-size-complex="8pt"/>
    </style:style>
    <style:style style:name="T1" style:family="text">
      <style:text-properties officeooo:rsid="001b2445"/>
    </style:style>
    <style:style style:name="T2" style:family="text">
      <style:text-properties officeooo:rsid="001c3956"/>
    </style:style>
    <style:style style:name="T3" style:family="text">
      <style:text-properties officeooo:rsid="001d25c7"/>
    </style:style>
    <style:style style:name="T4" style:family="text">
      <style:text-properties officeooo:rsid="001ea5f5"/>
    </style:style>
    <style:style style:name="T5" style:family="text">
      <style:text-properties officeooo:rsid="00201800"/>
    </style:style>
    <style:style style:name="T6" style:family="text">
      <style:text-properties officeooo:rsid="0025c9db"/>
    </style:style>
    <style:style style:name="T7" style:family="text">
      <style:text-properties officeooo:rsid="002785de"/>
    </style:style>
    <style:style style:name="T8" style:family="text">
      <style:text-properties officeooo:rsid="0028f76d"/>
    </style:style>
    <style:style style:name="T9" style:family="text">
      <style:text-properties officeooo:rsid="0030ced3"/>
    </style:style>
    <style:style style:name="T10" style:family="text">
      <style:text-properties officeooo:rsid="003ffbf6"/>
    </style:style>
    <style:style style:name="T11" style:family="text">
      <style:text-properties officeooo:rsid="004e9456"/>
    </style:style>
    <style:style style:name="T12" style:family="text">
      <style:text-properties officeooo:rsid="0054d32a"/>
    </style:style>
    <style:style style:name="T13" style:family="text">
      <style:text-properties officeooo:rsid="005ae085"/>
    </style:style>
    <style:style style:name="T14" style:family="text">
      <style:text-properties officeooo:rsid="0060d0df"/>
    </style:style>
    <style:style style:name="T15" style:family="text">
      <style:text-properties officeooo:rsid="00662990"/>
    </style:style>
    <style:style style:name="T16" style:family="text">
      <style:text-properties officeooo:rsid="0069d165"/>
    </style:style>
    <style:style style:name="T17" style:family="text">
      <style:text-properties fo:font-size="8pt" style:font-size-asian="8pt" style:font-size-complex="8pt"/>
    </style:style>
    <style:style style:name="T18" style:family="text">
      <style:text-properties fo:font-size="8pt" officeooo:rsid="0023ef44" style:font-size-asian="8pt" style:font-size-complex="8pt"/>
    </style:style>
    <style:style style:name="T19" style:family="text">
      <style:text-properties officeooo:rsid="0085a50f"/>
    </style:style>
    <style:style style:name="T20" style:family="text">
      <style:text-properties officeooo:rsid="00871b93"/>
    </style:style>
    <style:style style:name="T21" style:family="text">
      <style:text-properties officeooo:rsid="008d2fb6"/>
    </style:style>
    <style:style style:name="T22" style:family="text">
      <style:text-properties officeooo:rsid="0099810c"/>
    </style:style>
    <style:style style:name="T23" style:family="text">
      <style:text-properties officeooo:rsid="00b9040c"/>
    </style:style>
    <style:style style:name="T24" style:family="text">
      <style:text-properties officeooo:rsid="00c0ea0d"/>
    </style:style>
    <style:style style:name="T25" style:family="text">
      <style:text-properties officeooo:rsid="00c2465f"/>
    </style:style>
    <style:style style:name="T26" style:family="text">
      <style:text-properties officeooo:rsid="00c3e86b"/>
    </style:style>
    <style:style style:name="T27" style:family="text">
      <style:text-properties officeooo:rsid="00cf4038"/>
    </style:style>
    <style:style style:name="T28" style:family="text">
      <style:text-properties officeooo:rsid="00d08016"/>
    </style:style>
    <style:style style:name="T29" style:family="text">
      <style:text-properties officeooo:rsid="00d42511"/>
    </style:style>
    <style:style style:name="T30" style:family="text">
      <style:text-properties officeooo:rsid="00d56fa9"/>
    </style:style>
    <style:style style:name="T31" style:family="text">
      <style:text-properties officeooo:rsid="00d7c52a"/>
    </style:style>
    <style:style style:name="T32" style:family="text">
      <style:text-properties officeooo:rsid="00d97ded"/>
    </style:style>
    <style:style style:name="T33" style:family="text">
      <style:text-properties officeooo:rsid="00daeabb"/>
    </style:style>
    <style:style style:name="T34" style:family="text">
      <style:text-properties officeooo:rsid="00db5153"/>
    </style:style>
    <style:style style:name="T35" style:family="text">
      <style:text-properties officeooo:rsid="00dcd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게임 개발 계획서 초안</text:p>
      <text:p text:style-name="P1"/>
      <text:p text:style-name="P1"/>
      <text:p text:style-name="P1"/>
      <text:p text:style-name="P2"><text:s/>안영남 <text:s text:c="12"/></text:p>
      <text:p text:style-name="P1"/>
      <text:p text:style-name="P1"/>
      <text:p text:style-name="P3">제목:머시너리<text:span text:style-name="T5">(가제)</text:span></text:p>
      <text:p text:style-name="P3">요약:단체 운영 <text:span text:style-name="T1">RPG</text:span></text:p>
      <text:p text:style-name="P3"/>
      <text:p text:style-name="P3">소재/장르:<text:span text:style-name="T2">RPG, 운영 시뮬레이션?, </text:span><text:span text:style-name="T9">(세미 오픈월드?)</text:span></text:p>
      <text:p text:style-name="P3"/>
      <text:p text:style-name="P3">영감을 얻은 게임:마운트 앤 블레이드 시리즈, 켄시, 엘더스크롤 <text:span text:style-name="T3">5</text:span> 스카이림, 폴아웃 시리즈<text:span text:style-name="T4">(</text:span><text:span text:style-name="T13">3이후부터</text:span><text:span text:style-name="T4">), 림월드, 월드 오브 워크래프트</text:span></text:p>
      <text:p text:style-name="P3"/>
      <text:p text:style-name="P3"/>
      <text:p text:style-name="P3"/>
      <text:p text:style-name="P3"/>
      <text:p text:style-name="P3">시스템:</text:p>
      <text:p text:style-name="P7">1. 단체 운영 → 다양한 캐릭터를 영입하여 플레이어가 주도하거나 또는 일원이 되어 용병단 또는 어떤 단체의 인물이 되어 플레이어가 재미를 직접 찾는 샌드박스 형태에 가까운 게임</text:p>
      <text:p text:style-name="P7"/>
      <text:p text:style-name="P9">연속된 임무나 흐름을 컨셉에 맞게 등장시켜 몰입하거나 안내할수 있게 만들어 핵심 임무를 중심으로 따라가게 하되 베데스다사의 게임처럼 중간에 이탈해도 페널티가 존재하지 않게끔 만들며 해당 핵심 임무를 끝내도 게임은 그대로 플레이할수 있어야함</text:p>
      <text:p text:style-name="P9"/>
      <text:p text:style-name="P7">단체 소속 캐릭터들을 하나하나 육성하고 규모를 확장시키고 세계관에 영향력을 발휘하면서 어려운 난이도의 임무를 깨면서 성취감을 얻는것이 게임의 지향점이자 주요 목표<text:line-break/></text:p>
      <text:p text:style-name="P7">장기 유지 보수가 가능하다면 패치마다 핵심 임무를 꾸준히 추가하여 플레이어가 계속 플레이 할수 있게끔 만들기</text:p>
      <text:p text:style-name="P7"/>
      <text:p text:style-name="P7"/>
      <text:p text:style-name="P7"/>
      <text:p text:style-name="P7"/>
      <text:p text:style-name="P7"/>
      <text:p text:style-name="P7"/>
      <text:p text:style-name="P8">2. 플레이어가 원하는 컨셉을 느낄 수 있게 인게임 시스템으로 명시하고 특징을 부여해야 함 →</text:p>
      <text:p text:style-name="P8">캐릭터의 능력치에 따라 호칭이 붙음, 용병단의 소속된 인물들에 따라 용병단 전체의 분위기를 바꾼다던가 파벌등을 생성하게끔 만들고 이에 따른 상황 변화나 특징적인 모습이 드러나야 함</text:p>
      <text:p text:style-name="P8"/>
      <text:p text:style-name="P8">예를들어 검투사 출신의 캐릭터가 존재하면 이에 맞는 랜덤 대화 지문이 등장한는데 같은 검투사 캐릭터에게 동질감을 느낀다던가, 귀족들에게 적대감을 느낀다던가 하는 지문을 추가하고 검투사 출신이기에 특정 무기를 더 잘다룬다던가 하는식으로 능력치 부여</text:p>
      <text:p text:style-name="P8"/>
      <text:p text:style-name="P8">다만 이는 훈련이나 대화 지문을 통해 변경할수도 있어야함-&gt;그럼에도 검투사 출신이란 점은 없어지지 않게끔 적당히 조절</text:p>
      <text:p text:style-name="P8"/>
      <text:p text:style-name="P10">분위기나 파벌은 시각적으로 직접 드러나지는 않지만 텍스트로 이루어지는 대화시스템을 통해 일상적인 대화에서 불만을 비친다던가 <text:s/>가끔 돌발행동을 일으키거나 반란을 일으키는 등등의 상호작용으로 추가</text:p>
      <text:p text:style-name="P10"/>
      <text:p text:style-name="P8"/>
      <text:p text:style-name="P8"/>
      <text:p text:style-name="P8"/>
      <text:p text:style-name="P8"/>
      <text:p text:style-name="P8"/>
      <text:p text:style-name="P7"/>
      <text:p text:style-name="P7"/>
      <text:p text:style-name="P7"/>
      <text:p text:style-name="P11">3. 다양하고 밸런스 있는 캐릭터 구성 → 장점만 있는 캐릭터나 디자인은 배제하고 상위호환의 개념이 없게끔 설계</text:p>
      <text:p text:style-name="P11">캐릭터 구성은 최대한 다양하게 만들어서 선택의 다양성, 컨셉플레이를 지향하게끔 유도</text:p>
      <text:p text:style-name="P22"/>
      <text:p text:style-name="P22">성장의 고점에 제한을 동일하게 걸어서 차별은 없게끔, 플레이어의 취향에 맞게끔 선택할수 있게</text:p>
      <text:p text:style-name="P22">명시된, 직접적인 조합이나 분류는 없지만 특정 속성, 직업은 시너지를 내게끔 디자인</text:p>
      <text:p text:style-name="P22"/>
      <text:p text:style-name="P22">다만 기본적으로 캐릭터의 몇몇 고유 특색은 바꿀수 없어야 함 → 플레이어는 제외</text:p>
      <text:p text:style-name="P22"/>
      <text:p text:style-name="P12"/>
      <text:p text:style-name="P12"/>
      <text:p text:style-name="P12"><text:soft-page-break/></text:p>
      <text:p text:style-name="P12"/>
      <text:p text:style-name="P12"/>
      <text:p text:style-name="P12"/>
      <text:p text:style-name="P12"/>
      <text:p text:style-name="P13">4. 게임에서의 한 사이클은 실시간으로 진행되지 않음 → 플레이어가 어떤 행동을 해야 시간이 흘러가는 구성</text:p>
      <text:p text:style-name="P13"/>
      <text:p text:style-name="P19">혹은</text:p>
      <text:p text:style-name="P14"/>
      <text:p text:style-name="P14">실시간으로 진행되지만 <text:s/>일시정지가 가능하게 만들어 플레이어를 시간에 쫓기지 않게끔 만들기</text:p>
      <text:p text:style-name="P13"/>
      <text:p text:style-name="P13">의도적으로 시간이 흘러야 하는 상황이 필요하게 만들어 어느정도 몰입감이 있게 → 무언가를 제작할때 시간이 걸린다던가 다음 임무까지 대기 시간이 있다던가 등</text:p>
      <text:p text:style-name="P13"/>
      <text:p text:style-name="P13"/>
      <text:p text:style-name="P13"/>
      <text:p text:style-name="P13"/>
      <text:p text:style-name="P15">5.전투는 <text:span text:style-name="T11">3/1인칭 ARPG → 엘더스크롤 시리즈와 비슷하지만 패링이나 회피를 추가해서 난이도를 높게</text:span></text:p>
      <text:p text:style-name="P15">다양한 모션이나 화려한 효과는 배제 대신 전투 난이도는 약간은 어려워야 함</text:p>
      <text:p text:style-name="P15">특히 <text:span text:style-name="T12">1대다 상황은 무조건 힘들게 만들어야 함</text:span></text:p>
      <text:p text:style-name="P15"/>
      <text:p text:style-name="P15">불릿스펀지느낌이 나지 않게끔 피해량이 높게 조절하여 <text:span text:style-name="T22">npc건 플레이어건 쉽게 쓰러질수 있어야함</text:span></text:p>
      <text:p text:style-name="P15">회피나 방어가 중요하지만 마법이나 특성, 능력등으로 보조할수 있게 만들어서 직업적인, 플레이어가 상상하는 컨셉에 맞는 판타지를 추구할수 있게</text:p>
      <text:p text:style-name="P30">(ex 구르기나 돌진, 점멸등으로 회피하고 적에게 접근하는 능력을 어떤 특성 트리를 꾸준히 따라가면 보상 특성으로 추가하는 방식)</text:p>
      <text:p text:style-name="P30"><text:span text:style-name="T23">(</text:span>타이밍에 맞게 피하는것이 중요하지만 특성으로 이 타이밍을 늘리거나 몇대 정도는 피격당해도 문제 없게끔 보조한다던가<text:span text:style-name="T23">)</text:span></text:p>
      <text:p text:style-name="P15"/>
      <text:p text:style-name="P15">다대다 상황에서 <text:span text:style-name="T15">npc(용병or 동맹)의 조종은 플레이어가 조종중에는 패널을 통해 간접적으로 캐릭터 조종</text:span></text:p>
      <text:p text:style-name="P29">(ex 마운트 앤 블레이드 시스템과 비슷하게 - 돌격, 후퇴, 나를따르라 등등 <text:s/>)</text:p>
      <text:p text:style-name="P29"/>
      <text:p text:style-name="P15"/>
      <text:p text:style-name="P15"/>
      <text:p text:style-name="P15"/>
      <text:p text:style-name="P15"/>
      <text:p text:style-name="P16">6.플레이어는 커스터마이징이 가능한 인물 <text:span text:style-name="T14">or 미리 만들어진 인물을 선택 </text:span><text:span text:style-name="T19">(ex 라리안 스튜디오의 캐릭터 커스터마이징과 비슷한 방식)</text:span></text:p>
      <text:p text:style-name="P16">사전 배경 설정에 따라 능력치의 변화, 시작 아이템의 변화 등등이 직접적으로 드러나야하고</text:p>
      <text:p text:style-name="P16">어느정도 이런 배경에 상호작용이 가능해야 함</text:p>
      <text:p text:style-name="P16"/>
      <text:p text:style-name="P16"/>
      <text:p text:style-name="P16"/>
      <text:p text:style-name="P16"/>
      <text:p text:style-name="P17">7.단체가 중심인 만큼 본부/기지<text:span text:style-name="T16">(아무튼 베이스가 되는 지점)을 어느정도 커스텀하는것을 구현해야 함</text:span></text:p>
      <text:p text:style-name="P17">세부적인 오브젝트의 위치를 조정하기 보다는 사전에 존재하는 여러 프리셋에서 분위기나 건물의 규모 등등을 조절할수 있는 형태로 만들기</text:p>
      <text:p text:style-name="P17"/>
      <text:p text:style-name="P17"/>
      <text:p text:style-name="P17"/>
      <text:p text:style-name="P17"/>
      <text:p text:style-name="P20">8.플레이어가 아닌 용병단 소속의 NPC들은 짜여진 일정, 규칙에 따라 행동하지만 상태나 성향에 따라 무조건 그 규칙에 따르지는 </text:p>
      <text:p text:style-name="P20">않음 ← 구현 난이도에 따라 조정</text:p>
      <text:p text:style-name="P20"/>
      <text:p text:style-name="P20"/>
      <text:p text:style-name="P21"/>
      <text:p text:style-name="P21"/>
      <text:p text:style-name="P25"><text:span text:style-name="T21">9</text:span>.능력치</text:p>
      <text:p text:style-name="P21">중세 판타지 도시에서의 단체 운영이 목표인 게임인 만큼 전투 뿐만 아니라 다양한 능력치 부여</text:p>
      <text:p text:style-name="P25">ex)요리, 대장기술, 연금술등등</text:p>
      <text:p text:style-name="P21">다만 일반적으로 플레이어 단체의 컨셉이 전투가 아닌경우가 아니라면 굳이 해당 능력치에 투자하지 않아도 되게끔</text:p>
      <text:p text:style-name="P21">상인 시스템을 통해 쉽게 해결할수 있게 만듦</text:p>
      <text:p text:style-name="P21"/>
      <text:p text:style-name="P21"/>
      <text:p text:style-name="P21"/>
      <text:p text:style-name="P21"/>
      <text:p text:style-name="P25">1<text:span text:style-name="T21">0</text:span>.경제시스템</text:p>
      <text:p text:style-name="P25">보편적으로는 임무를 부여받아 해결하여 재정을 충당하지만 특정 부분에 특화되어 대량 생산이 가능하면 아이템 생산 판매로도 돈을 벌수 있게끔 만듦</text:p>
      <text:p text:style-name="P25">생산 판매는 기본적인 가치 자체는 높지만 수요에 따라 변동이 되어야함</text:p>
      <text:p text:style-name="P31">(ex 비싼 아이템을 만들었지만 도시에 살 사람이 부족하면 팔리지 않음, 반대로 싸지만 대량 생산으로 이득을 볼수 있는 아이템이 존재하는 방식)</text:p>
      <text:p text:style-name="P31"/>
      <text:p text:style-name="P31">도시 한개가 중심이라 배경이 되는 도시의 역동적인 변화는 적지만 무역을 통해 번성하는 도시인만큼 텍스트나 기사를 통해 무역하는 다른 지역에 문제가 생기면 도시의 경제 시스템이 불안해지는 식으로 만들기</text:p>
      <text:p text:style-name="P25"/>
      <text:p text:style-name="P25"><text:soft-page-break/></text:p>
      <text:p text:style-name="P25"><text:span text:style-name="T24">+ </text:span>임무중 파밍을 통해 돈을 버는건 쉽지 않지만 대신 임무 보상은 높아야 하고</text:p>
      <text:p text:style-name="P25">생산 뿐만 아니라 중개나 무역을 만들기 ← 단순하게 배달 정도로</text:p>
      <text:p text:style-name="P21"/>
      <text:p text:style-name="P21"/>
      <text:p text:style-name="P21"/>
      <text:p text:style-name="P23"/>
      <text:p text:style-name="P23"/>
      <text:p text:style-name="P24">1<text:span text:style-name="T21">1</text:span>.성장 방식</text:p>
      <text:p text:style-name="P24">플레이어와 다른 캐릭터는 완전히 동일한 방식으로 성장함</text:p>
      <text:p text:style-name="P24">임무나 전투, 제작 등으로 경험치를 얻고 특성을 찍는 방식</text:p>
      <text:p text:style-name="P24">다만 성장의 고점에 제한을 두어 너무 만능 캐릭터는 존재하지 않아야 함</text:p>
      <text:p text:style-name="P28">ex)활에 투자하다가 한손무기에 투자하기 시작하는건 힘들게 만들고 훈련 시스템을 통해 시간을 투자하면 특성 포인트를 돌려받는 방식</text:p>
      <text:p text:style-name="P24"/>
      <text:p text:style-name="P24"/>
      <text:p text:style-name="P24"/>
      <text:p text:style-name="P24"/>
      <text:p text:style-name="P24"/>
      <text:p text:style-name="P27">12. 맵의 규모</text:p>
      <text:p text:style-name="P27">기본적으로 거대한 도시와 주변부 지역</text:p>
      <text:p text:style-name="P27">하중도를 배경으로 해당 지역의 유일한 상업도시로 번화하지만 혼란한 지역 → 게임 제작하면서 컨셉 추가로 붙이기</text:p>
      <text:p text:style-name="P24"/>
      <text:p text:style-name="P24"/>
      <text:p text:style-name="P24"/>
      <text:p text:style-name="P24"/>
      <text:p text:style-name="P24"/>
      <text:p text:style-name="P26"/>
      <text:p text:style-name="P24"/>
      <text:p text:style-name="P21"/>
      <text:p text:style-name="P35"/>
      <text:p text:style-name="P36"/>
      <text:p text:style-name="P6"/>
      <text:p text:style-name="P4">플랫폼/엔진:<text:span text:style-name="T10">언리얼</text:span><text:span text:style-name="T25">5/ </text:span><text:span text:style-name="T26">PC</text:span></text:p>
      <text:p text:style-name="P4"/>
      <text:p text:style-name="P4">세계관:<text:span text:style-name="T17">판타지 </text:span><text:span text:style-name="T18">+a </text:span></text:p>
      <text:p text:style-name="P18">게임의 배경은 중세후기를 배경으로 하는 거대한 상업 도시와 주변부</text:p>
      <text:p text:style-name="P18">많지는 않지만 그래도 약간의 종족들, 하이 판타지 배경이지만 제약이 있는 마법</text:p>
      <text:p text:style-name="P4"/>
      <text:p text:style-name="P5">기본 조작/시점: <text:span text:style-name="T20">1/</text:span><text:span text:style-name="T6">3인칭 시점 변환</text:span></text:p>
      <text:p text:style-name="P5"/>
      <text:p text:style-name="P5"><text:span text:style-name="T7">wasd 이동/ 마우스로 공격/</text:span><text:span text:style-name="T8">q, 1, 2, 3등으로 기타 기술</text:span></text:p>
      <text:p text:style-name="P37"/>
      <text:p text:style-name="P37"/>
      <text:p text:style-name="P37">개발 과정</text:p>
      <text:p text:style-name="P37"/>
      <text:p text:style-name="P37">20241229</text:p>
      <text:p text:style-name="P37"/>
      <text:p text:style-name="P37">맨손 공격 전투 설계</text:p>
      <text:p text:style-name="P38">- 공격/강공 / 회피 / 막기 / 지구력 소모를 기반으로 설계</text:p>
      <text:p text:style-name="P32"/>
      <text:p text:style-name="P32">1.공격 - 좌클릭</text:p>
      <text:p text:style-name="P32">기본적인 맨손 공격, 적은 지구력 소모</text:p>
      <text:p text:style-name="P33"><text:s/>이후 다른 특성이나 능력치에 따라 변동 가능하게</text:p>
      <text:p text:style-name="P33"/>
      <text:p text:style-name="P39">거리 1m 정도</text:p>
      <text:p text:style-name="P33">데미지는 가장 기본 적으로 <text:span text:style-name="T27">5</text:span></text:p>
      <text:p text:style-name="P33">지구력은 기본 <text:span text:style-name="T27">100을 기준으로 5 정도 소모</text:span></text:p>
      <text:p text:style-name="P33">공격속도는 초당 <text:span text:style-name="T27">2회 →(높을수록 빠르게 표시)</text:span></text:p>
      <text:p text:style-name="P33"/>
      <text:p text:style-name="P32"/>
      <text:p text:style-name="P32">2.강공 – 좌클릭 꾹 누르기</text:p>
      <text:p text:style-name="P32">좀 더 강하지만 지구력 많이 소모</text:p>
      <text:p text:style-name="P32"/>
      <text:p text:style-name="P32">거리는 <text:span text:style-name="T27">1.5m정도로 조금 더 길고 선/후 딜레이가 있어서 강공중에는 피해를 입을 가능성 있음</text:span></text:p>
      <text:p text:style-name="P32"><text:soft-page-break/>데미지는 기본 공격의 <text:span text:style-name="T27">3배</text:span></text:p>
      <text:p text:style-name="P32">지구력 기본 공격의 <text:span text:style-name="T27">4배 소모</text:span></text:p>
      <text:p text:style-name="P32">공격속도는 초당 <text:span text:style-name="T27">1회</text:span></text:p>
      <text:p text:style-name="P32"/>
      <text:p text:style-name="P32"/>
      <text:p text:style-name="P32">3.회피 – 마우스 가운데</text:p>
      <text:p text:style-name="P32">구르기 또는 위빙으로 피하기 (특성에 따라 향후 변경 가능 <text:s/>- ex 마법사 계열은 점멸로 피한다던가 등)</text:p>
      <text:p text:style-name="P32">기본적으로 지구력 <text:span text:style-name="T28">10소모</text:span></text:p>
      <text:p text:style-name="P32">가장 기본적인 회피 방법은 위빙 → 거리가 짧고 피할수 있는 공격이 매우 제한적이지만 스태미너 소모가 매우 적은편</text:p>
      <text:p text:style-name="P32"/>
      <text:p text:style-name="P34">4.막기 – 마우스 우클릭</text:p>
      <text:p text:style-name="P32">지구력과 별개의 방어 수치가 존재하지만 맨손 상태에서는 막기도 지구력을 많이 소모함</text:p>
      <text:p text:style-name="P32">방어수치는 기본 <text:span text:style-name="T29">100</text:span></text:p>
      <text:p text:style-name="P32"/>
      <text:p text:style-name="P32">막기는 공격력의 <text:span text:style-name="T30">30%만큼 방어수치가 소모되며 전부 소모시 방어수치 회복 전까지 방어 불가</text:span></text:p>
      <text:p text:style-name="P32">방어 수치는 방어하지 않을때 초당 <text:span text:style-name="T30">20씩 회복</text:span></text:p>
      <text:p text:style-name="P32"/>
      <text:p text:style-name="P32">맨손 막기는 지구력과 방어수치가 동일하게 소모됨</text:p>
      <text:p text:style-name="P32"/>
      <text:p text:style-name="P32"/>
      <text:p text:style-name="P32">5.지구력 소모</text:p>
      <text:p text:style-name="P32"><text:s/>모든 공격, 전력질주, 방어, 회피는 지구력을 소모하게 됨</text:p>
      <text:p text:style-name="P32">다른 게임 처럼 지구력을 모두 소모하면 공격을 못하는건 아니지만 크게 약화되며<text:span text:style-name="T31">(</text:span><text:span text:style-name="T34">ex </text:span><text:span text:style-name="T31">평상시의 20%)</text:span></text:p>
      <text:p text:style-name="P32">방어나 회피, 전력질주를 사용할 수 없기에 상대 공격에 취약해짐</text:p>
      <text:p text:style-name="P32">지구력은 사용하지 않으면 잠시후 빠르게 차오르는 형태<text:span text:style-name="T32">(</text:span><text:span text:style-name="T34">ex </text:span><text:span text:style-name="T32">초당 10%)</text:span></text:p>
      <text:p text:style-name="P32"/>
      <text:p text:style-name="P32">전력질주가 아닌 기본 이동으로는 떨어지지 않기때문에 이동속도를 올려 시간을 버는 형태도 고려 할수 있음</text:p>
      <text:p text:style-name="P32"/>
      <text:p text:style-name="P32"/>
      <text:p text:style-name="P32"/>
      <text:p text:style-name="P41">20241230~20250102</text:p>
      <text:p text:style-name="P41">구현 목록</text:p>
      <text:p text:style-name="P41"/>
      <text:p text:style-name="P41">1.맨손 공격을 임시로 구현함</text:p>
      <text:p text:style-name="P41">MIXAMO에서 애니메이션을 추출하여 모션을 기본 1인칭 스켈레톤에 리타게팅 처리후 기존의 총기 발사 애니메이션을 재활용하여 공격에 적용</text:p>
      <text:p text:style-name="P41"/>
      <text:p text:style-name="P42">2.공격 판정을 구현</text:p>
      <text:p text:style-name="P42">벽이나 NPC가 라인트레이스를 통해 거리를 측정하여 주먹과 충돌 했을때(실제로는 1인칭의 카메라 기준으로) 이벤트 발생하게끔 구현함</text:p>
      <text:p text:style-name="P41"/>
      <text:p text:style-name="P43">3.지구력 시스템을 구현</text:p>
      <text:p text:style-name="P43">지구력이 없을때는 공격의 피해가 약해지며 초당 자동으로 회복됨</text:p>
      <text:p text:style-name="P43"/>
      <text:p text:style-name="P42"><text:span text:style-name="T33">4</text:span>.NPC 더미를 만들고 공격 판정을 만들어 <text:span text:style-name="T33">HP가 떨어지게 구현함</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1T01:31:54.896000000</meta:creation-date>
    <dc:date>2025-01-04T02:37:06.514000000</dc:date>
    <meta:editing-duration>PT11H45M21S</meta:editing-duration>
    <meta:editing-cycles>196</meta:editing-cycles>
    <meta:generator>LibreOffice/7.3.2.2$Windows_X86_64 LibreOffice_project/49f2b1bff42cfccbd8f788c8dc32c1c309559be0</meta:generator>
    <meta:document-statistic meta:table-count="0" meta:image-count="0" meta:object-count="0" meta:page-count="4" meta:paragraph-count="109" meta:word-count="3332" meta:character-count="4450" meta:non-whitespace-character-count="3466"/>
  </office:meta>
</office:document-meta>
</file>